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icrosoft JhengHei fixed" svg:font-family="'Microsoft JhengHei fixed', 'Helvetica Neue', 'Microsoft JhengHei', Helvetica, 'Segoe UI', Tahoma, Arial, sans-serif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12pt" officeooo:rsid="001c3b9d" officeooo:paragraph-rsid="001c3b9d" style:font-size-asian="12pt" style:font-size-complex="12pt"/>
    </style:style>
    <style:style style:name="P2" style:family="paragraph" style:parent-style-name="Text_20_body">
      <style:paragraph-properties fo:text-align="start" style:justify-single-word="false"/>
      <style:text-properties fo:font-size="10pt" fo:font-weight="normal" officeooo:rsid="001c3b9d" officeooo:paragraph-rsid="001c3b9d" style:font-name-asian="DejaVu Math TeX Gyre" style:font-size-asian="10pt" style:font-weight-asian="normal" style:font-size-complex="10pt" style:font-weight-complex="normal"/>
    </style:style>
    <style:style style:name="P3" style:family="paragraph" style:parent-style-name="Text_20_body">
      <style:paragraph-properties fo:text-align="start" style:justify-single-word="false"/>
      <style:text-properties fo:font-size="10pt" fo:font-weight="normal" officeooo:rsid="001c3b9d" officeooo:paragraph-rsid="0035144d" style:font-name-asian="DejaVu Math TeX Gyre" style:font-size-asian="10pt" style:font-weight-asian="normal" style:font-size-complex="10pt" style:font-weight-complex="normal"/>
    </style:style>
    <style:style style:name="P4" style:family="paragraph" style:parent-style-name="Heading_20_1">
      <style:paragraph-properties fo:text-align="start" style:justify-single-word="false"/>
      <style:text-properties officeooo:rsid="001c3b9d" officeooo:paragraph-rsid="001c3b9d"/>
    </style:style>
    <style:style style:name="T1" style:family="text">
      <style:text-properties fo:font-variant="normal" fo:text-transform="none" fo:color="#212529" fo:font-size="14pt" style:font-name-asian="Microsoft JhengHei fixed" style:font-size-asian="14pt" style:font-style-asian="normal" style:font-weight-asian="bold" style:font-size-complex="14pt"/>
    </style:style>
    <style:style style:name="T2" style:family="text">
      <style:text-properties fo:font-variant="normal" fo:text-transform="none" fo:color="#212529" style:font-name-asian="Microsoft JhengHei fixed" style:font-style-asian="normal" style:font-weight-asian="bold"/>
    </style:style>
    <style:style style:name="T3" style:family="text">
      <style:text-properties fo:font-variant="normal" fo:text-transform="none" fo:color="#212529" style:font-style-asian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text:span text:style-name="T1">智能人是人嗎</text:span></text:h>
      <text:p text:style-name="P1"><text:span text:style-name="T2"/></text:p>
      <text:p text:style-name="P2"><text:span text:style-name="T3">智能人的智商遠高於人</text:span></text:p>
      <text:p text:style-name="P2"><text:span text:style-name="T3">但它們不是人</text:span></text:p>
      <text:p text:style-name="P2"><text:span text:style-name="T3">而是一羣沒有情緒的動物</text:span></text:p>
      <text:p text:style-name="P2"><text:span text:style-name="T3">甚至連動物都不如</text:span></text:p>
      <text:p text:style-name="P2"><text:span text:style-name="T3">頂多是個戴着肌肉的機器人</text:span></text:p>
      <text:p text:style-name="P2"><text:span text:style-name="T3">因爲動物多少懂感情</text:span></text:p>
      <text:p text:style-name="P2"><text:span text:style-name="T3">而智能人的行爲</text:span></text:p>
      <text:p text:style-name="P2"><text:span text:style-name="T3">完全遵行單一的算法</text:span></text:p>
      <text:p text:style-name="P3"><text:span text:style-name="T3">那就是</text:span></text:p>
      <text:p text:style-name="P3"><text:span text:style-name="T3">贏</text:span></text:p>
      <text:p text:style-name="P2"><text:span text:style-name="T3">爲此可以不擇手段</text:span></text:p>
      <text:p text:style-name="P2"><text:span text:style-name="T3">它們或許會有情緒</text:span></text:p>
      <text:p text:style-name="P2"><text:span text:style-name="T3">但那都是爲了贏而進行的僞裝</text:span></text:p>
      <text:p text:style-name="P3"><text:span text:style-name="T3">它們可以在這種持久的</text:span></text:p>
      <text:p text:style-name="P3"><text:span text:style-name="T3">變態的僞裝中</text:span></text:p>
      <text:p text:style-name="P2"><text:span text:style-name="T3">找到持久的變態的樂趣</text:span></text:p>
      <text:p text:style-name="P2"><text:span text:style-name="T3">換着正常人</text:span></text:p>
      <text:p text:style-name="P2"><text:span text:style-name="T3">心理早奔潰了</text:span></text:p>
      <text:p text:style-name="P2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icrosoft JhengHei fixed" svg:font-family="'Microsoft JhengHei fixed', 'Helvetica Neue', 'Microsoft JhengHei', Helvetica, 'Segoe UI', Tahoma, Arial, sans-serif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1T19:55:21.734665039</meta:creation-date>
    <meta:generator>LibreOffice/6.0.7.3$Linux_X86_64 LibreOffice_project/00m0$Build-3</meta:generator>
    <dc:date>2022-09-15T14:12:46.008267552</dc:date>
    <meta:editing-duration>PT1H14M7S</meta:editing-duration>
    <meta:editing-cycles>42</meta:editing-cycles>
    <meta:document-statistic meta:table-count="0" meta:image-count="0" meta:object-count="0" meta:page-count="1" meta:paragraph-count="19" meta:word-count="148" meta:character-count="148" meta:non-whitespace-character-count="148"/>
  </office:meta>
</office:document-meta>
</file>